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Депрессия и личностные расстройства<text:line-break/><text:line-break/>Часто происходит путаница в диагностике, когда нужно отличить депрессивный эпизод от характерологической депрессии, типичной для расстройств личности.<text:line-break/><text:line-break/>Поэтому важно прежде всего помнить, что при депрессиях происходит значительное замедление процессов мышления, двигательной активности и выраженное снижение настроения. Мышление фиксируется в самообвинительной позиции и не фокусируется на обвинении других. Такой период может длится от нескольких недель до нескольких месяцев.<text:line-break/><text:line-break/>Часто, отвечая на проясняющие вопросы, пациенты могут описывать депрессивную подавленность и не могут описать ее причин. Это будет признаком депрессии. Но если пациент реагирует на прояснения обвинениями других и злостью в сторону других, то это здесь эмоция скорее гневная, нежели депрессивная. И это будет депрессивная реакция, причина которой в расстройстве личности. Преобладание гневных реакций в сочетании с самообесцениванием типично для личностных расстройств.<text:line-break/><text:line-break/>В случае депрессивного эпизода человек изолируется от социальных контактов, повышаются суицидальные тенденции. При личностных расстройствах депрессивные симптомы нерегулярны в своих проявлениях и длительности. Например, депрессия может мучить в течение недели, а в выходные человек активно участвует в вечеринке, а после вновь страдает от депрессии.<text:line-break/><text:line-break/>Крайне важна для диагностики структура личности пациента и качество его отношений. Если мы видим эмоциональную нестабильность, сложности устанавливать значимые(или зрелые ) отношения с другими людьми, сложности в профессиональном плане, в любовных отношениях, то такая картина позволяет о личностном расстройстве, нежели в сторону депрессии.<text:line-break/><text:line-break/>Ну, и важно понимать, что иногда бывают варианты атипичных депрессий или рефрактерных депрессий, которые не реагируют на антидепрессанты. А также имеют место и сложные варианты сочетания депрессии и личностного расстройства. В любом случае при подозрении на депрессивные симптомы лучше обращаться к специалистам.<text:line-break/><text:line-break/>Запись на терапию 8-909-731-20-4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50:22.175581208</dc:date>
    <meta:editing-duration>PT10M</meta:editing-duration>
    <meta:editing-cycles>10</meta:editing-cycles>
    <meta:generator>LibreOffice/24.2.7.2$Linux_X86_64 LibreOffice_project/420$Build-2</meta:generator>
    <meta:document-statistic meta:table-count="0" meta:image-count="0" meta:object-count="0" meta:page-count="1" meta:paragraph-count="1" meta:word-count="256" meta:character-count="2027" meta:non-whitespace-character-count="1765"/>
  </office:meta>
</office:document-meta>
</file>